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d7c28"/>
    </style:style>
    <style:style style:name="P2" style:family="paragraph" style:parent-style-name="Standard">
      <style:text-properties fo:font-weight="bold" officeooo:paragraph-rsid="000d7c28"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T1" style:family="text">
      <style:text-properties fo:font-weight="bold" style:font-weight-asian="bold" style:font-weight-complex="bold"/>
    </style:style>
    <style:style style:name="T2" style:family="text">
      <style:text-properties officeooo:rsid="000d7c2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roject Title:</text:p>
      <text:p text:style-name="P1">Intelligent Livestock Health Monitoring: A Deep Learning Approach for Early Disease Detection and Management via Mobile Application</text:p>
      <text:p text:style-name="P1"/>
      <text:p text:style-name="P3">1. Introduction</text:p>
      <text:p text:style-name="Standard"/>
      <text:p text:style-name="P3">**Background** <text:s/></text:p>
      <text:p text:style-name="Standard">Livestock farming is a vital sector in Zimbabwe, contributing significantly to the economy and food security. However, the rapid spread of diseases among livestock can lead to severe economic losses and affect the livelihoods of farmers. Diseases such as Foot and Mouth Disease (FMD), Anthrax, and Bovine Tuberculosis can be detrimental to livestock health, with symptoms often visible only in advanced stages.</text:p>
      <text:p text:style-name="Standard"/>
      <text:p text:style-name="P1">Project Description:</text:p>
      <text:p text:style-name="P1">In the agricultural sector, timely diagnosis and management of livestock diseases are crucial for ensuring animal welfare, enhancing farm productivity, and safeguarding food security. This project aims to develop an innovative deep learning model that leverages image recognition techniques to detect multiple livestock diseases at early stages—before visible symptoms manifest. </text:p>
      <text:p text:style-name="P1"/>
      <text:p text:style-name="P1">The proposed solution will consist of two main components:</text:p>
      <text:p text:style-name="P1"/>
      <text:p text:style-name="P1">1. Deep Learning Model for Disease Detection: </text:p>
      <text:p text:style-name="P1">Utilizing convolutional neural networks (CNNs) and transfer learning strategies, the model will be trained on a comprehensive dataset of livestock images, capturing various diseases and healthy conditions. This model will be capable of processing real-time images captured by strategically placed cameras around farms or manually uploaded by farmers using their smartphones.</text:p>
      <text:p text:style-name="P1"/>
      <text:p text:style-name="P1">2. Mobile Application for Farmer Interaction: </text:p>
      <text:p text:style-name="P1">A user-friendly mobile application will serve as the interface for farmers, enabling them to receive instant alerts regarding detected diseases. The application will also provide actionable recommendations for disease management and prevention strategies based on detected conditions. This proactive approach aims to empower farmers with the tools necessary for early intervention, thereby reducing livestock mortality and enhancing overall farm health.</text:p>
      <text:p text:style-name="P1"/>
      <text:p text:style-name="P1">By combining cutting-edge deep learning technology with practical mobile solutions, this project seeks to transform livestock management practices, ultimately contributing to the sustainability and efficiency of agricultural systems in Zimbabwe.</text:p>
      <text:p text:style-name="P1"/>
      <text:p text:style-name="Standard"/>
      <text:p text:style-name="P3">**Problem Statement** <text:s/></text:p>
      <text:p text:style-name="Standard">Current methods for detecting livestock diseases often rely on human observation, which can be inconsistent and delayed. This lack of timely detection can lead to severe outbreaks, increased veterinary costs, and loss of livestock. There is a need for a system that can monitor livestock continuously and alert farmers at the earliest signs of disease.</text:p>
      <text:p text:style-name="Standard"/>
      <text:p text:style-name="P3">**Motivation** <text:s/></text:p>
      <text:p text:style-name="Standard">By employing deep learning algorithms and mobile technology, this project aims to create a proactive solution for disease detection in livestock. This will not only enhance the health management of livestock but also improve farmers' economic stability by minimizing losses from preventable diseases.</text:p>
      <text:p text:style-name="Standard"/>
      <text:p text:style-name="Standard"><text:soft-page-break/><text:span text:style-name="T1">**Challenges** </text:span><text:s/></text:p>
      <text:p text:style-name="Standard">Key challenges include: <text:s/></text:p>
      <text:p text:style-name="Standard">- Ensuring the model can accurately detect multiple diseases with visible symptoms. <text:s/></text:p>
      <text:p text:style-name="Standard">- Managing the quality of images captured in varying lighting and environmental conditions. <text:s/></text:p>
      <text:p text:style-name="Standard">- Developing an intuitive user interface for farmers with varying levels of technological literacy. <text:s/></text:p>
      <text:p text:style-name="Standard">- Ensuring the system is scalable for large farms while being accessible for smaller farms.</text:p>
      <text:p text:style-name="Standard"/>
      <text:p text:style-name="P3">2. Research Question(s)</text:p>
      <text:p text:style-name="Standard">- How can deep learning models be trained to accurately detect visible symptoms of multiple livestock diseases?</text:p>
      <text:p text:style-name="Standard">- What mobile application features will best serve farmers for timely alerts and information dissemination?</text:p>
      <text:p text:style-name="Standard">- How can the integration of continuous monitoring systems enhance disease management in livestock farming?</text:p>
      <text:p text:style-name="Standard"/>
      <text:p text:style-name="P3">3. Research Objectives</text:p>
      <text:p text:style-name="Standard">- To develop and train a deep learning model capable of detecting <text:span text:style-name="T2">accurately livestock </text:span>diseases such as FMD, Anthrax, and Bovine Tuberculosis from images of livestock.</text:p>
      <text:p text:style-name="Standard">- To design a mobile application that interfaces with farmers to provide real-time alerts and management suggestions <text:span text:style-name="T2">and recommend solutions to the farmers</text:span></text:p>
      <text:p text:style-name="Standard">- To evaluate the system's effectiveness in various farming environments, including small and large-scale farms.</text:p>
      <text:p text:style-name="P1"/>
      <text:p text:style-name="P3">4. Literature Review (Gap)</text:p>
      <text:p text:style-name="Standard">Previous studies have primarily focused on single disease detection and have often not integrated real-time monitoring with mobile technology. While there are existing machine learning applications in agriculture, there is a significant gap in systems designed specifically for early disease detection in livestock, especially in the context of Zimbabwean farming practices. This project aims to fill that gap by providing a multi-disease detection model coupled with a practical mobile solution.</text:p>
      <text:p text:style-name="Standard"/>
      <text:p text:style-name="P3">5. Functionality/Concept/Use Case</text:p>
      <text:p text:style-name="Standard">Use Case: <text:s/></text:p>
      <text:p text:style-name="Standard">1. Continuous Monitoring: Cameras installed in the farm capture images continuously.</text:p>
      <text:p text:style-name="Standard">2. Manual Scanning: Farmers can use their mobile phones to take images of livestock.</text:p>
      <text:p text:style-name="Standard">3. Disease Detection: The deep learning model analyzes the images in real-time.</text:p>
      <text:p text:style-name="Standard">4. Alerts and Suggestions: If a disease is detected, alerts are sent to the farmer’s mobile app, along with suggestions for further action (e.g., consultation with a vet).</text:p>
      <text:p text:style-name="Standard"/>
      <text:p text:style-name="Standard">Flow Chart:</text:p>
      <text:p text:style-name="Standard">plaintext</text:p>
      <text:p text:style-name="Standard">+-----------------------+</text:p>
      <text:p text:style-name="Standard">| <text:s text:c="2"/>Image Capture <text:s text:c="6"/>|</text:p>
      <text:p text:style-name="Standard">+-----------+-----------+</text:p>
      <text:p text:style-name="Standard"><text:s text:c="12"/>|</text:p>
      <text:p text:style-name="Standard"><text:s text:c="12"/>v</text:p>
      <text:p text:style-name="Standard">+-----------+-----------+</text:p>
      <text:p text:style-name="Standard">| <text:s text:c="2"/>Image Analysis <text:s text:c="5"/>|</text:p>
      <text:p text:style-name="Standard">| (Deep Learning Model) |</text:p>
      <text:p text:style-name="Standard">+-----------+-----------+</text:p>
      <text:p text:style-name="Standard"><text:s text:c="12"/>|</text:p>
      <text:p text:style-name="Standard"><text:s text:c="12"/>v</text:p>
      <text:p text:style-name="Standard"><text:soft-page-break/>+-----------+-----------+</text:p>
      <text:p text:style-name="Standard">| Disease Detected? <text:s text:c="4"/>|</text:p>
      <text:p text:style-name="Standard">| <text:s text:c="3"/>(Yes/No) <text:s text:c="9"/>|</text:p>
      <text:p text:style-name="Standard">+-----------+-----------+</text:p>
      <text:p text:style-name="Standard"><text:s text:c="12"/>|</text:p>
      <text:p text:style-name="Standard"><text:s text:c="8"/>+---+---+</text:p>
      <text:p text:style-name="Standard"><text:s text:c="8"/>| <text:s text:c="6"/>|</text:p>
      <text:p text:style-name="Standard"><text:s text:c="6"/>Yes <text:s text:c="5"/>No</text:p>
      <text:p text:style-name="Standard"><text:s text:c="8"/>| <text:s text:c="6"/>|</text:p>
      <text:p text:style-name="Standard"><text:s text:c="8"/>v <text:s text:c="6"/>v</text:p>
      <text:p text:style-name="Standard">+-------+------+ <text:s text:c="2"/>+-----------------+</text:p>
      <text:p text:style-name="Standard">| <text:s/>Send Alert <text:s/>| <text:s text:c="2"/>| <text:s/>Continue <text:s text:c="6"/>|</text:p>
      <text:p text:style-name="Standard">| <text:s/>to Farmer <text:s text:c="2"/>| <text:s text:c="2"/>| <text:s/>Monitoring <text:s text:c="5"/>|</text:p>
      <text:p text:style-name="Standard">+--------------+ <text:s text:c="2"/>+-----------------+</text:p>
      <text:p text:style-name="Standard">```</text:p>
      <text:p text:style-name="Standard"/>
      <text:p text:style-name="P3">6. Methodology</text:p>
      <text:list xml:id="list3760079626" text:style-name="L1">
        <text:list-item>
          <text:p text:style-name="P4">Data Collection: Gather a dataset of images of healthy and diseased livestock.</text:p>
        </text:list-item>
        <text:list-item>
          <text:p text:style-name="P4">Model Development: Utilize convolutional neural networks (CNNs) for image classification. Train the model using labeled images.</text:p>
        </text:list-item>
        <text:list-item>
          <text:p text:style-name="P4">Mobile App Development: Use frameworks like Flutter or React Native to create a cross-platform mobile application that allows farmers to interact with the system.</text:p>
        </text:list-item>
        <text:list-item>
          <text:p text:style-name="P4">Testing and Validation: Evaluate the model's accuracy and the app's usability in real farming conditions.</text:p>
        </text:list-item>
      </text:list>
      <text:p text:style-name="Standard"/>
      <text:p text:style-name="P3">7. Progress Made</text:p>
      <text:p text:style-name="Standard">- Initial literature review completed.</text:p>
      <text:p text:style-name="Standard">- Preliminary dataset collection initiated.</text:p>
      <text:p text:style-name="Standard">- Basic model architecture for disease detection has been outlined.</text:p>
      <text:p text:style-name="Standard"/>
      <text:p text:style-name="P3">8. Conclusion</text:p>
      <text:p text:style-name="Standard">This project aims to bridge the gap in livestock disease management through the integration of deep learning and mobile technology. By providing farmers with an efficient tool for early disease detection, it has the potential to improve livestock health and enhance overall farm productivity in Zimbabwe.</text:p>
      <text:p text:style-name="Standard"/>
      <text:p text:style-name="P3">9. References</text:p>
      <text:p text:style-name="Standard">- [Reference to relevant journals and articles on livestock disease detection]</text:p>
      <text:p text:style-name="Standard">- [Reference to literature on deep learning methodologies]</text:p>
      <text:p text:style-name="Standard">- [Reference to mobile application development frameworks]</text:p>
      <text:p text:style-name="Standard">- [Local case studies related to livestock managem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11:33:52.789196824</meta:creation-date>
    <dc:date>2024-10-04T11:54:33.228755414</dc:date>
    <meta:editing-duration>PT10M28S</meta:editing-duration>
    <meta:editing-cycles>2</meta:editing-cycles>
    <meta:generator>LibreOffice/7.3.7.2$Linux_X86_64 LibreOffice_project/30$Build-2</meta:generator>
    <meta:document-statistic meta:table-count="0" meta:image-count="0" meta:object-count="0" meta:page-count="3" meta:paragraph-count="83" meta:word-count="980" meta:character-count="6930" meta:non-whitespace-character-count="5856"/>
  </office:meta>
</office:document-meta>
</file>